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PT" fo:font-weight="normal" officeooo:rsid="001cee50" officeooo:paragraph-rsid="001cee5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pt" fo:country="PT" fo:font-weight="bold" officeooo:rsid="001be75d" officeooo:paragraph-rsid="001be75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PT" fo:font-weight="bold" officeooo:rsid="001be75d" officeooo:paragraph-rsid="001be75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pt" fo:country="PT" fo:font-weight="bold" officeooo:rsid="00207546" officeooo:paragraph-rsid="0020754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729a" style:font-style-asian="normal" style:font-style-complex="normal"/>
    </style:style>
    <style:style style:name="T4" style:family="text">
      <style:text-properties fo:font-style="normal" officeooo:rsid="001e5076" style:font-style-asian="normal" style:font-style-complex="normal"/>
    </style:style>
    <style:style style:name="T5" style:family="text">
      <style:text-properties officeooo:rsid="001d7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N’s para a seleção dos melhores novos candidatos de genes</text:p>
      <text:p text:style-name="P2"/>
      <text:p text:style-name="P4">Edwin Jahir Rueda Rojas</text:p>
      <text:p text:style-name="P2"/>
      <text:p text:style-name="P1">A pesquisa tem como prioridade identificar em uma base de dados <text:span text:style-name="T5">de genes</text:span>, quais são os candidatos os quais podem ser genes <text:span text:style-name="T1">HouseKeeping, </text:span><text:span text:style-name="T2">para isso, no começo, a gente tem que gerar mais dados os quais são considerados como </text:span><text:span text:style-name="T1">HouseKeeping</text:span><text:span text:style-name="T2"> pela literatura, a gente faz isso com as GAN’s (</text:span><text:span text:style-name="T1">Generative adversarial network)</text:span><text:span text:style-name="T2">, depois disso,</text:span><text:span text:style-name="T3"> mediante aprendizado de maquina a gente consegui dizer se o gen novo pode ser o não um bom candidato, </text:span><text:span text:style-name="T4">isso já que se precisa reduzir o número de “candidat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Jahir Rueda Rojas</meta:initial-creator>
    <meta:creation-date>2019-09-03T18:34:36.559177684</meta:creation-date>
    <dc:date>2019-09-04T10:00:01.208510030</dc:date>
    <dc:creator>Edwin Jahir Rueda Rojas</dc:creator>
    <meta:editing-duration>PT28M35S</meta:editing-duration>
    <meta:editing-cycles>6</meta:editing-cycles>
    <meta:generator>LibreOffice/6.0.7.3$Linux_X86_64 LibreOffice_project/00m0$Build-3</meta:generator>
    <meta:printed-by>Edwin Jahir Rueda Rojas</meta:printed-by>
    <meta:print-date>2019-09-04T09:59:24.383964606</meta:print-date>
    <meta:document-statistic meta:table-count="0" meta:image-count="0" meta:object-count="0" meta:page-count="1" meta:paragraph-count="3" meta:word-count="97" meta:character-count="571" meta:non-whitespace-character-count="477"/>
  </office:meta>
</office:document-meta>
</file>